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lachi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MALACHI 1-4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PRIVILEGE (1:1-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ISRAEL'S PRIVILEGE (1:1-5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God's devotion to Jacob's descendants (1:1-2, 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God's destruction of Esau's descendants (1:3-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LACHI 1-4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ISRAEL'S PRIVILEGE (1:1-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ISRAEL'S POLLUTIONS (1:6-2:17; 3:5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ISRAEL'S POLLUTIONS (1:6-2:17; 3:5-15)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priests' sins (1:6-2: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-title-Title-Slide" presentation:presentation-page-layout-name="Master1-PPL1" draw:id="Slide-261">
        <draw:frame draw:id="id100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The priests' sins (1:6-2:9)<text:s text:c="1"/></text:span><text:span text:style-name="a540" text:class-names=""/></text:p>
          </draw:text-box>
          <svg:title/>
          <svg:desc/>
        </draw:frame>
        <draw:frame draw:id="id101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Their rebellion (1:6-14; 2:7-9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102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ir rebellion (1:6-14; 2:7-9)<text:s text:c="1"/></text:span><text:span text:style-name="a550" text:class-names=""/></text:p>
          </draw:text-box>
          <svg:title/>
          <svg:desc/>
        </draw:frame>
        <draw:frame draw:id="id103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y despise and dishonour God's holy name (1:6, 11, 14b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y offer polluted sacrifices (1:7-10; 12-14a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y pervert God's Word, causing many to stumble (2:7-9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8" draw:style-name="a566" draw:master-page-name="Master1-Layout12-tx-Title-and-Text" presentation:presentation-page-layout-name="Master1-PPL12" draw:id="Slide-263">
        <draw:frame draw:id="id104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priests' sins (1:6-2:9)<text:s text:c="1"/></text:span><text:span text:style-name="a568" text:class-names=""/></text:p>
          </draw:text-box>
          <svg:title/>
          <svg:desc/>
        </draw:frame>
        <draw:frame draw:id="id105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ir rebellion (1:6-14; 2:7-9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ir rebuke (2:1-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ir role model (2:4-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9" draw:style-name="a584" draw:master-page-name="Master1-Layout12-tx-Title-and-Text" presentation:presentation-page-layout-name="Master1-PPL12" draw:id="Slide-264">
        <draw:frame draw:id="id106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ISRAEL'S POLLUTIONS (1:6-2:17; 3:5-15)<text:s text:c="1"/></text:span><text:span text:style-name="a586" text:class-names=""/></text:p>
          </draw:text-box>
          <svg:title/>
          <svg:desc/>
        </draw:frame>
        <draw:frame draw:id="id107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iests' sins (1:6-2: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eople's sins (2:10-17; 3:5-1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0" draw:style-name="a599" draw:master-page-name="Master1-Layout1-title-Title-Slide" presentation:presentation-page-layout-name="Master1-PPL1" draw:id="Slide-265">
        <draw:frame draw:id="id108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<text:s text:c="1"/>The people's sins (2:10-17; 3:5-15)<text:s text:c="1"/></text:span><text:span text:style-name="a601" text:class-names=""/></text:p>
          </draw:text-box>
          <svg:title/>
          <svg:desc/>
        </draw:frame>
        <draw:frame draw:id="id109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ir iniquities (2:10-17; 3:5, 8-15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11" draw:style-name="a609" draw:master-page-name="Master1-Layout13-twoColTx-Title-and-2-Column-Text" presentation:presentation-page-layout-name="Master1-PPL13" draw:id="Slide-266">
        <draw:frame draw:id="id110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ir iniquities (2:10-17; 3:5, 8-15)<text:s text:c="1"/></text:span><text:span text:style-name="a611" text:class-names=""/></text:p>
          </draw:text-box>
          <svg:title/>
          <svg:desc/>
        </draw:frame>
        <draw:frame draw:id="id111" presentation:style-name="a626" draw:name="Text Placeholder 2" svg:x="1.38021in" svg:y="2in" svg:width="4.61632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y are untrue to each other (2:10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y divorce their wives (2:13-1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y marry pagan wives (2:11-12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  <draw:frame draw:id="id112" presentation:style-name="a642" draw:name="Text Placeholder 3" svg:x="6.16319in" svg:y="2in" svg:width="4.61632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y claim evil is good (2:17).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y are sorcerers, adulterers, liars, cheaters, oppressors, and unjust people (3:5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y slander God (3:13-15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y rob God (3:8-12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2" draw:style-name="a643" draw:master-page-name="Master1-Layout12-tx-Title-and-Text" presentation:presentation-page-layout-name="Master1-PPL12" draw:id="Slide-267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people's sins (2:10-17; 3:5-15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ir iniquities (2:10-17; 3:5, 8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God's invitation (3:6-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ISRAEL'S POLLUTIONS (1:6-2:17; 3:5-15)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priests' sins (1:6-2:9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people's sins (2:10-17; 3:5-15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7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MALACHI 1-4</text:span><text:span text:style-name="a675" text:class-names=""/></text:p>
          </draw:text-box>
          <svg:title/>
          <svg:desc/>
        </draw:frame>
        <draw:frame draw:id="id118" presentation:style-name="a690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ISRAEL'S PRIVILEGE (1:1-5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ISRAEL'S POLLUTIONS (1:6-2:17; 3:5-1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SRAEL'S PROPHETS (3:1a; 4:5-6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5" draw:style-name="a691" draw:master-page-name="Master1-Layout12-tx-Title-and-Text" presentation:presentation-page-layout-name="Master1-PPL12" draw:id="Slide-270">
        <draw:frame draw:id="id119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ISRAEL'S PROPHETS (3:1a; 4:5-6):<text:s text:c="1"/></text:span><text:span text:style-name="a693" text:class-names=""/></text:p>
          </draw:text-box>
          <svg:title/>
          <svg:desc/>
        </draw:frame>
        <draw:frame draw:id="id120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John the Baptist, who introduces Christ's first coming (3:1a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Elijah, who will introduce Christ's second coming (4:5-6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6" draw:style-name="a706" draw:master-page-name="Master1-Layout12-tx-Title-and-Text" presentation:presentation-page-layout-name="Master1-PPL12" draw:id="Slide-271">
        <draw:frame draw:id="id121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MALACHI 1-4</text:span><text:span text:style-name="a708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ISRAEL'S PRIVILEGE (1:1-5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ISRAEL'S POLLUTIONS (1:6-2:17; 3:5-15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ISRAEL'S PROPHETS (3:1a; 4:5-6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GOD'S PROMISES TO ISRAEL (3:1b-4, 16-18; 4:1-4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-title-Title-Slide" presentation:presentation-page-layout-name="Master1-PPL1" draw:id="Slide-272">
        <draw:frame draw:id="id123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GOD'S PROMISES TO ISRAEL (3:1b-4, 16-18; 4:1-4)<text:s text:c="1"/></text:span><text:span text:style-name="a729" text:class-names=""/></text:p>
          </draw:text-box>
          <svg:title/>
          <svg:desc/>
        </draw:frame>
        <draw:frame draw:id="id124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Christ's coming (3:1b, 16; 4:1-4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8" draw:style-name="a737" draw:master-page-name="Master1-Layout12-tx-Title-and-Text" presentation:presentation-page-layout-name="Master1-PPL12" draw:id="Slide-273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Christ's coming (3:1b, 16; 4:1-4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place (3:1b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particulars (3:16; 4:1-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9" draw:style-name="a752" draw:master-page-name="Master1-Layout12-tx-Title-and-Text" presentation:presentation-page-layout-name="Master1-PPL12" draw:id="Slide-274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particulars (3:16; 4:1-4)<text:s text:c="1"/></text:span><text:span text:style-name="a754" text:class-names=""/></text:p>
          </draw:text-box>
          <svg:title/>
          <svg:desc/>
        </draw:frame>
        <draw:frame draw:id="id128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The journal (3: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The judgment (4:1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joy (4:2-4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0" draw:style-name="a770" draw:master-page-name="Master1-Layout12-tx-Title-and-Text" presentation:presentation-page-layout-name="Master1-PPL12" draw:id="Slide-275">
        <draw:frame draw:id="id129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Christ's coming (3:1b, 16; 4:1-4)<text:s text:c="1"/></text:span><text:span text:style-name="a772" text:class-names=""/></text:p>
          </draw:text-box>
          <svg:title/>
          <svg:desc/>
        </draw:frame>
        <draw:frame draw:id="id130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place (3:1b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particulars (3:16; 4:1-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1" draw:style-name="a785" draw:master-page-name="Master1-Layout12-tx-Title-and-Text" presentation:presentation-page-layout-name="Master1-PPL12" draw:id="Slide-276">
        <draw:frame draw:id="id131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GOD'S PROMISES TO ISRAEL (3:1b-4, 16-18; 4:1-4)<text:s text:c="1"/></text:span><text:span text:style-name="a787" text:class-names=""/></text:p>
          </draw:text-box>
          <svg:title/>
          <svg:desc/>
        </draw:frame>
        <draw:frame draw:id="id132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Christ's coming (3:1b, 16; 4:1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Israel's cleansing (3:2-4, 17-18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2" draw:style-name="a800" draw:master-page-name="Master1-Layout1-title-Title-Slide" presentation:presentation-page-layout-name="Master1-PPL1" draw:id="Slide-277">
        <draw:frame draw:id="id133" presentation:style-name="a804" draw:name="Title 1" svg:x="1.38in" svg:y="0.83in" svg:width="10.3in" svg:height="4.42in" presentation:class="title" presentation:placeholder="false">
          <draw:text-box>
            <text:p text:style-name="a803" text:class-names="" text:cond-style-name=""><text:span text:style-name="a801" text:class-names=""><text:s text:c="1"/>Israel's cleansing (3:2-4, 17-18)<text:s text:c="1"/></text:span><text:span text:style-name="a802" text:class-names=""/></text:p>
          </draw:text-box>
          <svg:title/>
          <svg:desc/>
        </draw:frame>
        <draw:frame draw:id="id134" presentation:style-name="a809" draw:name="Subtitle 2" svg:x="1.38in" svg:y="5.25in" svg:width="10.3in" svg:height="1.85in" presentation:class="subtitle" presentation:placeholder="false">
          <draw:text-box>
            <text:p text:style-name="a806" text:class-names="" text:cond-style-name=""><text:span text:style-name="a805" text:class-names=""><text:s text:c="1"/>To be refined as silver and gold (3:2-4)<text:s text:c="1"/></text:span></text:p>
            <text:p text:style-name="a808" text:class-names="" text:cond-style-name=""><text:span text:style-name="a807" text:class-names=""/></text:p>
          </draw:text-box>
          <svg:title/>
          <svg:desc/>
        </draw:frame>
      </draw:page>
      <draw:page draw:name="Slide23" draw:style-name="a810" draw:master-page-name="Master1-Layout12-tx-Title-and-Text" presentation:presentation-page-layout-name="Master1-PPL12" draw:id="Slide-278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GOD'S PROMISES TO ISRAEL (3:1b-4, 16-18; 4:1-4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Christ's coming (3:1b, 16; 4:1-4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Israel's cleansing (3:2-4, 17-18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4" draw:style-name="a825" draw:master-page-name="Master1-Layout12-tx-Title-and-Text" presentation:presentation-page-layout-name="Master1-PPL12" draw:id="Slide-279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MALACHI 1-4</text:span><text:span text:style-name="a827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ISRAEL'S PRIVILEGE (1:1-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ISRAEL'S POLLUTIONS (1:6-2:17; 3:5-15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ISRAEL'S PROPHETS (3:1a; 4:5-6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GOD'S PROMISES TO ISRAEL (3:1b-4, 16-18; 4:1-4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5" draw:style-name="a846" draw:master-page-name="Master1-Layout1-title-Title-Slide" presentation:presentation-page-layout-name="Master1-PPL1" draw:id="Slide-280">
        <draw:frame draw:id="id139" presentation:style-name="a850" draw:name="Title 1" svg:x="1.38in" svg:y="0.83in" svg:width="10.3in" svg:height="4.42in" presentation:class="title" presentation:placeholder="false">
          <draw:text-box>
            <text:p text:style-name="a849" text:class-names="" text:cond-style-name=""><text:span text:style-name="a847" text:class-names="">Malachi</text:span><text:span text:style-name="a848" text:class-names=""/></text:p>
          </draw:text-box>
          <svg:title/>
          <svg:desc/>
        </draw:frame>
        <draw:frame draw:id="id140" presentation:style-name="a85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lachi</dc:title>
    <meta:initial-creator>David STRICKLAND</meta:initial-creator>
    <dc:creator>David STRICKLAND</dc:creator>
    <meta:creation-date>2020-02-23T23:15:55Z</meta:creation-date>
    <dc:date>2020-02-23T23:15:55Z</dc:date>
    <meta:template xlink:href="BibleStudy" xlink:type="simple"/>
    <meta:editing-cycles>1</meta:editing-cycles>
    <meta:editing-duration>PT0S</meta:editing-duration>
    <meta:document-statistic meta:paragraph-count="78" meta:word-count="613"/>
  </office:meta>
</office:document-meta>
</file>